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MvcRequestBuilders.post( String urlTemplate , Object ...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questBuilders.put( String urlTemplate , Object ...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questBuilders.asyncDispatch( MvcResult mvc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MvcRequestBuilders.delete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questBuilders.head( String urlTemplate , Object ...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questBuilders.multipart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questBuilders.head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questBuilders.put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questBuilders.multipart( HttpMethod httpMethod ,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questBuilders.patch( String urlTemplate , Object ...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questBuilders.request( HttpMethod method , String urlTemplate , Object ...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questBuilders.get( String urlTemplate , Object ...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questBuilders.multipart( HttpMethod httpMethod , String urlTemplate , Object ...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questBuilders.options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questBuilders.options( String urlTemplate , Object ...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questBuilders.post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questBuilders.get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questBuilders.request( String httpMethod ,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questBuilders.multipart( String urlTemplate , Object ...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questBuilders.patch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questBuilders.delete( String urlTemplate , Object ...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questBuilders.request( HttpMethod httpMethod ,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